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9dd9" officeooo:paragraph-rsid="00089d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gital signature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ur Davletshin</meta:initial-creator>
    <meta:creation-date>2016-12-19T23:05:53.371548685</meta:creation-date>
    <dc:date>2016-12-19T23:06:24.761907692</dc:date>
    <dc:creator>Timur Davletshin</dc:creator>
    <meta:editing-duration>PT32S</meta:editing-duration>
    <meta:editing-cycles>1</meta:editing-cycles>
    <meta:document-statistic meta:table-count="0" meta:image-count="0" meta:object-count="0" meta:page-count="1" meta:paragraph-count="1" meta:word-count="3" meta:character-count="22" meta:non-whitespace-character-count="20"/>
    <meta:generator>LibreOffice/5.2.3.2$Linux_X86_64 LibreOffice_project/20m0$Build-2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0e00c30041002100410031004a004300bc001400c600b40082008400aa006f">
    <SignedInfo>
      <CanonicalizationMethod Algorithm="http://www.w3.org/TR/2001/REC-xml-c14n-20010315"/>
      <SignatureMethod Algorithm="http://www.w3.org/2000/09/xmldsig#rsa-sha1"/>
      <Reference URI="mimetype">
        <DigestMethod Algorithm="http://www.w3.org/2000/09/xmldsig#sha1"/>
        <DigestValue>kBA8vElORIEynUWPvr1bzZKG3hw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Epmh2k7rJflNbtBYts6moGh7MkM=</DigestValue>
      </Reference>
      <Reference URI="Thumbnails/thumbnail.png">
        <DigestMethod Algorithm="http://www.w3.org/2000/09/xmldsig#sha1"/>
        <DigestValue>K+hf5oiPv+IZoZl2TQSGMMjcafQ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xF6Xf3K69NjDpUK4ko8U/+HIOPY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1J1OO9j66z9t5yZPHAZzxep9cEc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IAkvDtQldP76e3y2aO+39Hg8STg=</DigestValue>
      </Reference>
      <Reference URI="manifest.rdf">
        <DigestMethod Algorithm="http://www.w3.org/2000/09/xmldsig#sha1"/>
        <DigestValue>7NDWheT3P1M2fRjj+qtn5caji6g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LUi1XSmrOAj54n62ZDuBf+Xdu44=</DigestValue>
      </Reference>
      <Reference URI="#ID_00a200cd0026008500d6000b004500b7008c0086004a00630092003e002000a9">
        <DigestMethod Algorithm="http://www.w3.org/2000/09/xmldsig#sha1"/>
        <DigestValue>Y+P9jzFJdPpNcu6l6ZarldKAPfc=</DigestValue>
      </Reference>
    </SignedInfo>
    <SignatureValue>TrWmxcrh9moWsIj0rOUZQhkK7Cs6Pv1+fM+P7zTQWHRna81D5K77T7X/ngcx2l9J
tYP3+9aZe3NtZZtZvDDnUP5LptS67r6SoHTFsoOFDVvcpELdQIRVaz0fUfJOTCw0
khaatnj2JYyedCi29KNacPkkHVPIs7CVkr9OM+eQCPCTgDK0d+pFN1o4YFSGzqY4
yYcNEEkFZb5eB6uGdNrFlKK7/tkOZNc50Zw0hOw5sA/VNsdqKqgRcVs58JhmNH+a
l0AZp8G6Wtn8rKNv4jU6RYD9RPQ9oCkivcMqmh9dx+PRwB1f1h2wrclgvASeNHe0
kyAl3Se8yUI5614b11rlEQ==</SignatureValue>
    <KeyInfo>
      <X509Data>
        <X509IssuerSerial>
          <X509IssuerName>CN=Actalis Client Authentication CA G1,O=Actalis S.p.A./03358520967,L=Milano,ST=Milano,C=IT</X509IssuerName>
          <X509SerialNumber>5873798844393920317</X509SerialNumber>
        </X509IssuerSerial>
        <X509Certificate>MIIFVTCCBD2gAwIBAgIIUYPs7aIzFz0wDQYJKoZIhvcNAQELBQAwgYIxCzAJBgNV
BAYTAklUMQ8wDQYDVQQIDAZNaWxhbm8xDzANBgNVBAcMBk1pbGFubzEjMCEGA1UE
CgwaQWN0YWxpcyBTLnAuQS4vMDMzNTg1MjA5NjcxLDAqBgNVBAMMI0FjdGFsaXMg
Q2xpZW50IEF1dGhlbnRpY2F0aW9uIENBIEcxMB4XDTE2MTIxOTEyMTIwNloXDTE3
MTIxOTEyMTIwNlowJTEjMCEGA1UEAwwadGltdXIuZGF2bGV0c2hpbkBnbWFpbC5j
b20wggEiMA0GCSqGSIb3DQEBAQUAA4IBDwAwggEKAoIBAQCM2v86YaKGSyKobq2Y
dnYSC5x2jrOUemIOpjn6FMbew3vacIHjkyqlQzGqlQqJg6dhyYrsVsrLNZW6o6Zz
vlI46MWanCxcxcnkn12ANgUwNTOnXaH3/xFVn44OZmKigQFWW/rkzx8rLCF+m4qv
DsfWIoafjYCu14ZivEBatAnqDyQqv5YdrWXma7HJz2LqFJTQg1FYsSLJxsqSOKf7
ervO8EDnrJMqZYwfc5vKrsNPQIGGLbvxqq/Ar0GMV81BZuPSCTRj4K7oD5YRbc1T
RHJhnx1AfQ2cN3AWojiajA6TylSxYEiWdTiBZ2eyzK7fBFmMVEtndC4FH8FzGXMn
NqMfAgMBAAGjggIpMIICJTBLBggrBgEFBQcBAQQ/MD0wOwYIKwYBBQUHMAKGL2h0
dHA6Ly9jYWNlcnQuYWN0YWxpcy5pdC9jZXJ0cy9hY3RhbGlzLWF1dGNsaWcxMB0G
A1UdDgQWBBTBi57AchEZFTVoyxEcYkmJlBqbMjAMBgNVHRMBAf8EAjAAMB8GA1Ud
IwQYMBaAFH5g/Phspz09166ToXkCj7N0KTv1MEcGA1UdIARAMD4wPAYGK4EfARgB
MDIwMAYIKwYBBQUHAgEWJGh0dHBzOi8vd3d3LmFjdGFsaXMuaXQvYXJlYS1kb3du
bG9hZDCB6AYDVR0fBIHgMIHdMIGboIGYoIGVhoGSbGRhcDovL2xkYXAwNS5hY3Rh
bGlzLml0L2NuJTNkQWN0YWxpcyUyMENsaWVudCUyMEF1dGhlbnRpY2F0aW9uJTIw
Q0ElMjBHMSxvJTNkQWN0YWxpcyUyMFMucC5BLi8wMzM1ODUyMDk2NyxjJTNkSVQ/
Y2VydGlmaWNhdGVSZXZvY2F0aW9uTGlzdDtiaW5hcnkwPaA7oDmGN2h0dHA6Ly9j
cmwwNS5hY3RhbGlzLml0L1JlcG9zaXRvcnkvQVVUSENMLUcxL2dldExhc3RDUkww
DgYDVR0PAQH/BAQDAgWgMB0GA1UdJQQWMBQGCCsGAQUFBwMCBggrBgEFBQcDBDAl
BgNVHREEHjAcgRp0aW11ci5kYXZsZXRzaGluQGdtYWlsLmNvbTANBgkqhkiG9w0B
AQsFAAOCAQEAcM7nhNm0nDZhC//GbsYDTjqszYUGrOePrlzfpQPms/au75wnYJC2
pu7Qy5gu9nIid518Gi9iXfn/MVdo8k9W+W8kaoKlNSUeCaqpHoUUpRPpreyskNaU
Mk2b4HywLAn4HXqt73xedZekcwl+dqPvLEurZUO37yNaSV4GIpBbTMrZpPw/BBoT
kzp3nXHXf+2ucLLRqtaAt2joTa1WF8x+dJD5QNAjjD1CygIeWz8bGAvDM/gLL0rE
X+AkDFBpFnJj/JHEbIhEVEdfVmfmvt+kZofgh3E8XKzC6bXqAZwGk6woFhGVPRV7
h70JaqgcympXruYOEyJYrRnWEtoUJw0O3g==</X509Certificate>
      </X509Data>
    </KeyInfo>
    <Object>
      <SignatureProperties>
        <SignatureProperty Id="ID_00a200cd0026008500d6000b004500b7008c0086004a00630092003e002000a9" Target="#ID_000e00c30041002100410031004a004300bc001400c600b40082008400aa006f">
          <dc:date xmlns:dc="http://purl.org/dc/elements/1.1/">2016-12-19T23:06:31,936260540</dc:date>
        </SignatureProperty>
      </SignatureProperties>
    </Object>
  </Signature>
</document-signatures>
</file>